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Nadpis3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</office:automatic-styles>
  <office:body>
    <office:text text:use-soft-page-breaks="true">
      <text:h text:style-name="P1" text:outline-level="3">1. Základní desky</text:h>
      <text:h text:style-name="Nadpis4" text:outline-level="4">1.1 Co je základní deska a její význam</text:h>
      <text:p text:style-name="Textbody">Základní deska (Motherboard) je hlavní součástí počítače, která propojuje a umožňuje komunikaci mezi jednotlivými komponenty, jako jsou procesor, operační paměť (RAM),<text:s/>grafická karta, úložná zařízení (SSD, HDD) a další periferie. Základní deska je také místem, kde jsou umístěny různé sběrnice a konektory, které zajišťují propojení a přenos dat mezi těmito komponenty.</text:p>
      <text:p text:style-name="Textbody"><text:span text:style-name="StrongEmphasis">ZD poskytuje i napájení pro komponenty</text:span><text:s/>– Napájecí zdroj (PSU) je připojen k základní desce a dodává potřebné napájení různým částem systému, včetně procesoru, paměti RAM, grafické karty, pevných disků a dalších zařízení. Základní deska obsahuje různé napájecí konektory (např. 24-pinový ATX konektor a 4/8-pinové konektory pro napájení procesoru).</text:p>
      <text:h text:style-name="Nadpis4" text:outline-level="4">1.2 Hlavní komponenty základní desky</text:h>
      <text:p text:style-name="Textbody">Základní deska obsahuje několik klíčových komponent, mezi které patří:</text:p>
      <text:list text:style-name="LFO1" text:continue-numbering="true">
        <text:list-item>
          <text:p text:style-name="P2"><text:span text:style-name="StrongEmphasis">Socket pro procesor (CPU socket)</text:span>: Místo pro upevnění procesoru. Existují různé typy socketů pro různé generace procesorů (např. LGA1151, AM4).</text:p>
        </text:list-item>
        <text:list-item>
          <text:p text:style-name="P3"><text:s/>LGA – piny na ZD, PGA – piny na procesoru</text:p>
        </text:list-item>
        <text:list-item>
          <text:p text:style-name="P4"><text:span text:style-name="StrongEmphasis">Sloty pro operační paměť (RAM slots)</text:span>: Konektory pro instalaci RAM modulů, často 2 až 4 sloty pro běžné základní desky.</text:p>
        </text:list-item>
        <text:list-item>
          <text:p text:style-name="P5"><text:span text:style-name="StrongEmphasis">PCIe sloty</text:span>: Sloty pro grafické karty, zvukové karty, síťové karty a další rozšiřující karty.</text:p>
        </text:list-item>
        <text:list-item>
          <text:p text:style-name="P6"><text:span text:style-name="StrongEmphasis">Porty SATA</text:span>: Slouží pro připojení pevných disků (HDD) a SSD.</text:p>
        </text:list-item>
        <text:list-item>
          <text:p text:style-name="P7"><text:span text:style-name="StrongEmphasis">Čipset</text:span>: Spravuje komunikaci mezi procesorem, pamětí a dalšími komponenty. Rozděluje zátěž mezi hlavní procesor (CPU) a pomocné procesory (např. pro správu I/O operací).</text:p>
        </text:list-item>
      </text:list>
      <text:h text:style-name="Nadpis4" text:outline-level="4">1.3 Typy základních desek a jejich využití</text:h>
      <text:p text:style-name="Textbody">Základní desky se rozlišují podle velikosti, funkcí a určení. Nejčastější typy základních desek zahrnují:</text:p>
      <text:list text:style-name="LFO2" text:continue-numbering="true">
        <text:list-item>
          <text:p text:style-name="P8"><text:span text:style-name="StrongEmphasis">ATX</text:span>: Největší formát základní desky, poskytuje mnoho slotů a portů pro připojení různých komponent.</text:p>
        </text:list-item>
        <text:list-item>
          <text:p text:style-name="P9"><text:span text:style-name="StrongEmphasis">Micro-ATX</text:span>: Menší verze ATX, často s omezeným počtem slotů pro karty a připojení periferií.</text:p>
        </text:list-item>
        <text:list-item>
          <text:p text:style-name="P10"><text:span text:style-name="StrongEmphasis">Mini-ITX</text:span>: Nejmenší formát, ideální pro kompaktní počítače, ale s omezeným počtem slotů.</text:p>
        </text:list-item>
      </text:list>
      <text:p text:style-name="Textbody">Základní desky pro specifické účely:</text:p>
      <text:list text:style-name="LFO3" text:continue-numbering="true">
        <text:list-item>
          <text:p text:style-name="P11"><text:span text:style-name="StrongEmphasis">Herní základní desky</text:span>: Kvalitní napájecí kaskáda pro přetaktování a podporu více<text:s/>grafických karet.</text:p>
        </text:list-item>
        <text:list-item>
          <text:p text:style-name="P12"><text:span text:style-name="StrongEmphasis">Pracovní stanice</text:span>: Desky podporující více paměti RAM a specializované procesory (např. Xeon).</text:p>
        </text:list-item>
        <text:list-item>
          <text:p text:style-name="P13"><text:span text:style-name="StrongEmphasis">Serverové desky</text:span>: Podpora pro více CPU a větší množství paměti pro náročné výpočty.</text:p>
        </text:list-item>
      </text:list>
      <text:h text:style-name="Nadpis4" text:outline-level="4">1.4 Připojení komponent a rozhraní základní desky</text:h>
      <text:p text:style-name="Textbody">Moderní základní desky podporují různé způsoby připojení komponent a periferií, včetně:</text:p>
      <text:list text:style-name="LFO4" text:continue-numbering="true">
        <text:list-item>
          <text:p text:style-name="P14"><text:span text:style-name="StrongEmphasis">USB porty</text:span>: Pro připojení periferních zařízení (klávesnice, myš, externí disky).</text:p>
        </text:list-item>
        <text:list-item>
          <text:p text:style-name="P15"><text:span text:style-name="StrongEmphasis">HDMI/DisplayPort</text:span>: Pro připojení monitorů.</text:p>
        </text:list-item>
        <text:list-item>
          <text:p text:style-name="P16"><text:span text:style-name="StrongEmphasis">Ethernet port</text:span>: Pro síťové připojení.</text:p>
        </text:list-item>
        <text:list-item>
          <text:p text:style-name="P17"><text:span text:style-name="StrongEmphasis">Audio konektory</text:span>: Pro připojení zvukového výstupu (sluchátka, reproduktory).</text:p>
        </text:list-item>
        <text:list-item>
          <text:p text:style-name="P18"><text:span text:style-name="StrongEmphasis">NVMe disky</text:span>: Moderní konektor pro připojení velmi rychlých SSD disků (M.2 konektor).</text:p>
        </text:list-item>
      </text:list>
      <text:h text:style-name="Nadpis4" text:outline-level="4">1.5 Výrobci základních desek a jejich specifika</text:h>
      <text:p text:style-name="Textbody">Nejznámější výrobci základních desek zahrnují:</text:p>
      <text:list text:style-name="LFO5" text:continue-numbering="true">
        <text:list-item>
          <text:p text:style-name="P19"><text:span text:style-name="StrongEmphasis">ASUS</text:span>: Nabízí širokou škálu desek, od běžných až po prémiové herní modely s pokročilými funkcemi pro přetaktování.</text:p>
        </text:list-item>
        <text:list-item>
          <text:p text:style-name="P20"><text:span text:style-name="StrongEmphasis">MSI</text:span>: Specializuje se na herní desky, často s kvalitními zvukovými systémy a zlepšeným chlazením.</text:p>
        </text:list-item>
        <text:list-item>
          <text:p text:style-name="P21"><text:span text:style-name="StrongEmphasis">Gigabyte</text:span>: Výrobce známý pro cenově výhodné desky s dobrou<text:s/>stabilitou a výkonností.</text:p>
        </text:list-item>
        <text:list-item>
          <text:p text:style-name="P22"><text:span text:style-name="StrongEmphasis">ASRock</text:span>: Zaměřuje se na dostupné desky s dobrým poměrem cena/výkon.</text:p>
        </text:list-item>
      </text:list>
      <text:p text:style-name="HorizontalLine"/>
      <text:h text:style-name="Nadpis3" text:outline-level="3">2. Problémy základních desek</text:h>
      <text:h text:style-name="Nadpis4" text:outline-level="4">2.1 Nejčastější problémy se základními deskami a jejich diagnostika</text:h>
      <text:p text:style-name="Textbody">Běžné problémy s základními deskami zahrnují:</text:p>
      <text:list text:style-name="LFO6" text:continue-numbering="true">
        <text:list-item>
          <text:p text:style-name="P23"><text:span text:style-name="StrongEmphasis">Nefunkční bootování</text:span>: Pokud počítač nebootuje, může to být způsobeno problémem se základní deskou, procesorem nebo pamětí RAM.</text:p>
        </text:list-item>
        <text:list-item>
          <text:p text:style-name="P24"><text:span text:style-name="StrongEmphasis">Chyby BIOSu</text:span>: Pokud BIOS není správně nastaven nebo je poškozen, počítač nemusí správně fungovat.</text:p>
        </text:list-item>
        <text:list-item>
          <text:p text:style-name="P25"><text:span text:style-name="StrongEmphasis">Nekompatibilita komponent</text:span>: Například nekompatibilní RAM moduly nebo procesor, který není podporován základní deskou.</text:p>
        </text:list-item>
        <text:list-item>
          <text:p text:style-name="P26"><text:span text:style-name="StrongEmphasis">Selhání součástek</text:span>: Poškozené kondenzátory, spálené čipy nebo zkrat v obvodech.</text:p>
        </text:list-item>
      </text:list>
      <text:p text:style-name="Textbody"><text:span text:style-name="StrongEmphasis">Diagnostika</text:span><text:s/>může zahrnovat:</text:p>
      <text:list text:style-name="LFO7" text:continue-numbering="true">
        <text:list-item>
          <text:p text:style-name="P27"><text:span text:style-name="StrongEmphasis">POST kód</text:span>: Základní deska během bootování vydává kódy nebo pípnutí (beep codes), které mohou indikovat problém.</text:p>
        </text:list-item>
        <text:list-item>
          <text:p text:style-name="P28"><text:span text:style-name="StrongEmphasis">Stavové diody</text:span>: Některé desky mají diody, které signalizují konkrétní problém (např. problémy s pamětí RAM).</text:p>
        </text:list-item>
        <text:list-item>
          <text:p text:style-name="P29"><text:span text:style-name="StrongEmphasis">Informační display</text:span>: Pokročilé desky mohou mít displej, který ukazuje chybové kódy.</text:p>
        </text:list-item>
      </text:list>
      <text:h text:style-name="Nadpis4" text:outline-level="4">2.2 BIOS a jeho role při řešení problémů</text:h>
      <text:p text:style-name="Textbody">BIOS (Basic Input/Output System) je základní software, který inicializuje hardware počítače při jeho zapnutí a umožňuje jeho komunikaci. U novějších systémů se používá UEFI (Unified Extensible Firmware Interface).</text:p>
      <text:list text:style-name="LFO8" text:continue-numbering="true">
        <text:list-item>
          <text:p text:style-name="P30"><text:span text:style-name="StrongEmphasis">Baterie CR2032</text:span>: Základní desky mají malou baterii (CR2032), která zajišťuje uchování nastavení BIOSu i po vypnutí počítače.</text:p>
        </text:list-item>
        <text:list-item>
          <text:p text:style-name="P31"><text:span text:style-name="StrongEmphasis">Diagnostika BIOSu</text:span>: Pokud BIOS nemůže správně inicializovat hardware, může to vést k problémům s bootováním nebo nekompatibilitou komponent. Aktualizace BIOSu může často vyřešit problémy s novými procesory nebo jinými komponentami.</text:p>
        </text:list-item>
      </text:list>
      <text:h text:style-name="Nadpis4" text:outline-level="4">2.3 Prevence poškození základní desky</text:h>
      <text:p text:style-name="Textbody">Abychom předešli poškození základní desky:</text:p>
      <text:list text:style-name="LFO9" text:continue-numbering="true">
        <text:list-item>
          <text:p text:style-name="P32"><text:span text:style-name="StrongEmphasis">Kvalitní napájecí zdroj</text:span>: Zabraňuje přepětí a kolísání napětí, což může poškodit základní desku.</text:p>
        </text:list-item>
        <text:list-item>
          <text:p text:style-name="P33"><text:span text:style-name="StrongEmphasis">Statická elektřina</text:span>: Při manipulaci s hardwarem je důležité používat antistatické náramky a chránit komponenty proti elektrostatickému výboji (ESD).</text:p>
        </text:list-item>
        <text:list-item>
          <text:p text:style-name="P34"><text:span text:style-name="StrongEmphasis">Chlazení</text:span>: Správné chlazení základní desky a dalších komponent je klíčové pro jejich dlouhou životnost a stabilitu.</text:p>
        </text:list-item>
      </text:list>
      <text:p text:style-name="HorizontalLine"/>
      <text:h text:style-name="Nadpis3" text:outline-level="3">3. Problémy PC</text:h>
      <text:h text:style-name="Nadpis4" text:outline-level="4">3.1 Nejčastější problémy počítačů a jejich příčiny</text:h>
      <text:p text:style-name="Textbody">Mezi běžné problémy patří:</text:p>
      <text:list text:style-name="LFO10" text:continue-numbering="true">
        <text:list-item>
          <text:p text:style-name="P35"><text:span text:style-name="StrongEmphasis">Zamrzání systému</text:span>: Může být způsobeno přehřátím, vadným hardwarem nebo konflikty v software.</text:p>
        </text:list-item>
        <text:list-item>
          <text:p text:style-name="P36"><text:span text:style-name="StrongEmphasis">Náhlé restarty</text:span>: Může indikovat problémy s napájením, vadnou RAM nebo přehřátí.</text:p>
        </text:list-item>
        <text:list-item>
          <text:p text:style-name="P37"><text:span text:style-name="StrongEmphasis">Pomalý výkon</text:span>: Obvykle způsobený starým hardwarem, znečištěným systémem nebo malwarem.</text:p>
        </text:list-item>
        <text:list-item>
          <text:p text:style-name="P38"><text:span text:style-name="StrongEmphasis">Chyby při bootování</text:span>: Často indikují problém s BIOSem, pevným diskem nebo operační pamětí.</text:p>
        </text:list-item>
      </text:list>
      <text:h text:style-name="Nadpis4" text:outline-level="4">3.2 Diagnostika a oprava problémů PC</text:h>
      <text:p text:style-name="Textbody">Pro diagnostiku je potřeba:</text:p>
      <text:list text:style-name="LFO11" text:continue-numbering="true">
        <text:list-item>
          <text:p text:style-name="P39"><text:span text:style-name="StrongEmphasis">MemTest</text:span>: Ověření stavu operační paměti.</text:p>
        </text:list-item>
        <text:list-item>
          <text:p text:style-name="P40"><text:span text:style-name="StrongEmphasis">Diagnostické programy pro disky</text:span>: Zkontrolují zdraví pevného disku (např. pomocí SMART technologie).</text:p>
        </text:list-item>
        <text:list-item>
          <text:p text:style-name="P41"><text:span text:style-name="StrongEmphasis">Stresové testy</text:span>:<text:s/>Prověřují stabilitu procesoru, grafické karty a napájecího zdroje.</text:p>
        </text:list-item>
      </text:list>
      <text:h text:style-name="Nadpis4" text:outline-level="4">3.3 Chlazení a přehřívání jako častý problém</text:h>
      <text:p text:style-name="Textbody">Přehřívání může vést k nestabilitě a vypínání systému. Doporučení:</text:p>
      <text:list text:style-name="LFO12" text:continue-numbering="true">
        <text:list-item>
          <text:p text:style-name="P42"><text:span text:style-name="StrongEmphasis">Pravidelně čistit chladiče a ventilátory</text:span>.</text:p>
        </text:list-item>
        <text:list-item>
          <text:p text:style-name="P43"><text:span text:style-name="StrongEmphasis">Vyměnit teplovodivou pastu na<text:s/></text:span><text:span text:style-name="StrongEmphasis">procesoru</text:span>.</text:p>
        </text:list-item>
        <text:list-item>
          <text:p text:style-name="P44"><text:span text:style-name="StrongEmphasis">Zajistit správný průtok vzduchu v PC skříni</text:span>.</text:p>
        </text:list-item>
      </text:list>
      <text:h text:style-name="Nadpis4" text:outline-level="4">3.4 Problémy s operačním systémem a softwarem</text:h>
      <text:p text:style-name="Textbody">Běžné problémy:</text:p>
      <text:list text:style-name="LFO13" text:continue-numbering="true">
        <text:list-item>
          <text:p text:style-name="P45"><text:span text:style-name="StrongEmphasis">Nefunkční aktualizace</text:span>: Může být způsobeno poškozením systému nebo konflikty mezi aplikacemi.</text:p>
        </text:list-item>
        <text:list-item>
          <text:p text:style-name="P46"><text:span text:style-name="StrongEmphasis">Pomalý start systému</text:span>: Může být způsoben přeplněným systémovým diskem nebo zbytečnými programy běžícími při startu.</text:p>
        </text:list-item>
        <text:list-item>
          <text:p text:style-name="P47"><text:span text:style-name="StrongEmphasis">Pády aplikací</text:span>: Mohou indikovat problém s ovladači nebo systémovými soubory.</text:p>
        </text:list-item>
      </text:list>
      <text:h text:style-name="Nadpis4" text:outline-level="4">3.5 Prevence a údržba pro bezproblémový chod PC</text:h>
      <text:p text:style-name="Textbody">Pro správnou údržbu PC je nutné:</text:p>
      <text:list text:style-name="LFO14" text:continue-numbering="true">
        <text:list-item>
          <text:p text:style-name="P48"><text:span text:style-name="StrongEmphasis">Pravidelně čistit prach</text:span><text:s/>z chladičů a ventilátorů.</text:p>
        </text:list-item>
        <text:list-item>
          <text:p text:style-name="P49"><text:span text:style-name="StrongEmphasis">Aktualizovat software a ovladače</text:span>.</text:p>
        </text:list-item>
        <text:list-item>
          <text:p text:style-name="P50"><text:span text:style-name="StrongEmphasis">Kontrolovat teploty komponent</text:span>.</text:p>
        </text:list-item>
        <text:list-item>
          <text:p text:style-name="P51"><text:span text:style-name="StrongEmphasis">Zálohovat důležitá data</text:span><text:s/>pro prevenci ztrát při selhání hardwaru.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adpis4" style:display-name="Nadpis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Bella Michal</dc:creator>
    <meta:creation-date>2025-04-07T17:34:00Z</meta:creation-date>
    <dc:date>2025-12-28T22:02:00Z</dc:date>
    <meta:template xlink:href="Normal.dotm" xlink:type="simple"/>
    <meta:editing-cycles>3</meta:editing-cycles>
    <meta:editing-duration>PT840S</meta:editing-duration>
    <meta:document-statistic meta:page-count="1" meta:paragraph-count="92" meta:word-count="910" meta:character-count="6590" meta:row-count="117" meta:non-whitespace-character-count="5772"/>
  </office:meta>
</office:document-meta>
</file>